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language="ru" fo:country="RU" officeooo:rsid="00020797" officeooo:paragraph-rsid="001426d2"/>
    </style:style>
    <style:style style:name="P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01015" officeooo:paragraph-rsid="00201015"/>
    </style:style>
    <style:style style:name="P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d3892" officeooo:paragraph-rsid="002d3892"/>
    </style:style>
    <style:style style:name="P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1426d2" officeooo:paragraph-rsid="0055a38e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language="ru" fo:country="RU" officeooo:rsid="001426d2" officeooo:paragraph-rsid="0055a38e"/>
    </style:style>
    <style:style style:name="P6" style:family="paragraph" style:parent-style-name="Standard">
      <style:text-properties officeooo:paragraph-rsid="005c2ea3"/>
    </style:style>
    <style:style style:name="P7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a75de" officeooo:paragraph-rsid="005db925"/>
    </style:style>
    <style:style style:name="P8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d3892" officeooo:paragraph-rsid="002d3892"/>
    </style:style>
    <style:style style:name="T1" style:family="text">
      <style:text-properties officeooo:rsid="000287b4"/>
    </style:style>
    <style:style style:name="T2" style:family="text">
      <style:text-properties officeooo:rsid="00206536"/>
    </style:style>
    <style:style style:name="T3" style:family="text">
      <style:text-properties fo:language="ru" fo:country="RU" officeooo:rsid="0022f78f"/>
    </style:style>
    <style:style style:name="T4" style:family="text">
      <style:text-properties fo:language="ru" fo:country="RU" officeooo:rsid="0026736e"/>
    </style:style>
    <style:style style:name="T5" style:family="text">
      <style:text-properties fo:language="ru" fo:country="RU" officeooo:rsid="00285d88"/>
    </style:style>
    <style:style style:name="T6" style:family="text">
      <style:text-properties fo:language="ru" fo:country="RU" officeooo:rsid="002a45de"/>
    </style:style>
    <style:style style:name="T7" style:family="text">
      <style:text-properties fo:language="ru" fo:country="RU" officeooo:rsid="002a4f41"/>
    </style:style>
    <style:style style:name="T8" style:family="text">
      <style:text-properties fo:language="ru" fo:country="RU" officeooo:rsid="002acf28"/>
    </style:style>
    <style:style style:name="T9" style:family="text">
      <style:text-properties fo:language="ru" fo:country="RU" officeooo:rsid="005b244a"/>
    </style:style>
    <style:style style:name="T10" style:family="text">
      <style:text-properties fo:language="ru" fo:country="RU" officeooo:rsid="005c2ea3"/>
    </style:style>
    <style:style style:name="T11" style:family="text">
      <style:text-properties fo:language="ru" fo:country="RU" officeooo:rsid="0032656d"/>
    </style:style>
    <style:style style:name="T12" style:family="text">
      <style:text-properties fo:language="ru" fo:country="RU" officeooo:rsid="00309e00"/>
    </style:style>
    <style:style style:name="T13" style:family="text">
      <style:text-properties officeooo:rsid="002acf28"/>
    </style:style>
    <style:style style:name="T14" style:family="text">
      <style:text-properties officeooo:rsid="002d5816"/>
    </style:style>
    <style:style style:name="T15" style:family="text">
      <style:text-properties fo:color="#ce181e" fo:font-weight="normal" officeooo:rsid="003d96cf" style:font-weight-asian="normal" style:font-weight-complex="normal"/>
    </style:style>
    <style:style style:name="T16" style:family="text">
      <style:text-properties fo:color="#ce181e" fo:font-weight="normal" officeooo:rsid="005db925" style:font-weight-asian="normal" style:font-weight-complex="normal"/>
    </style:style>
    <style:style style:name="T17" style:family="text">
      <style:text-properties fo:color="#0369a3" fo:font-weight="normal" officeooo:rsid="005f54d3" style:font-weight-asian="normal" style:font-weight-complex="normal"/>
    </style:style>
    <style:style style:name="T18" style:family="text">
      <style:text-properties fo:color="#0369a3" officeooo:rsid="00531e15"/>
    </style:style>
    <style:style style:name="T19" style:family="text">
      <style:text-properties fo:color="#0369a3" officeooo:rsid="005b244a"/>
    </style:style>
    <style:style style:name="T20" style:family="text">
      <style:text-properties fo:color="#0369a3" officeooo:rsid="005db925"/>
    </style:style>
    <style:style style:name="T21" style:family="text">
      <style:text-properties officeooo:rsid="004719a0"/>
    </style:style>
    <style:style style:name="T22" style:family="text">
      <style:text-properties fo:color="#000000"/>
    </style:style>
    <style:style style:name="T23" style:family="text">
      <style:text-properties fo:color="#000000" officeooo:rsid="00206536"/>
    </style:style>
    <style:style style:name="T24" style:family="text">
      <style:text-properties fo:color="#000000" officeooo:rsid="00418260"/>
    </style:style>
    <style:style style:name="T25" style:family="text">
      <style:text-properties fo:color="#000000" officeooo:rsid="00423ca4"/>
    </style:style>
    <style:style style:name="T26" style:family="text">
      <style:text-properties fo:color="#000000" officeooo:rsid="002acf28"/>
    </style:style>
    <style:style style:name="T27" style:family="text">
      <style:text-properties officeooo:rsid="0022f78f"/>
    </style:style>
    <style:style style:name="T28" style:family="text">
      <style:text-properties fo:language="en" fo:country="US" officeooo:rsid="005f54d3"/>
    </style:style>
    <style:style style:name="T29" style:family="text">
      <style:text-properties officeooo:rsid="005794ca"/>
    </style:style>
    <style:style style:name="T30" style:family="text">
      <style:text-properties officeooo:rsid="005964e7"/>
    </style:style>
    <style:style style:name="T31" style:family="text">
      <style:text-properties fo:color="#ff0000" fo:language="ru" fo:country="RU" officeooo:rsid="005c2ea3"/>
    </style:style>
    <style:style style:name="T32" style:family="text">
      <style:text-properties officeooo:rsid="0032656d"/>
    </style:style>
    <style:style style:name="T33" style:family="text">
      <style:text-properties officeooo:rsid="005f54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жде, чем мы перейдем к <text:span text:style-name="T1">основной </text:span>концепции нашего проекта, хотелось бы пр<text:span text:style-name="T1">овести некоторое</text:span> всту<text:span text:style-name="T1">пление, заставляющее уже ясно понять смысл и охватываемую абстракцию проблемы, вариант решения которой мы взяли за основу. А для этого нам стоит углубиться в человеческую природу до уровня клеток, нейронов, реакций между ними. Не будем затрагивать подробности, но вспомнил один факт из физики и химии, что молекулы, атомы, из которых мы состоим, стремятся к экономии, затрачивать как можно меньше энергии. Такой подход, как показывают вычисления, необходим для эффективности процессов. Не трудно, как делается в математике, по индукции, перейти от более точного к общему, то есть, от экономичных электронов в нейронах, к человеку в целом. Как говорит Гордон Мур - прогресс не стоит на месте. Количество информации в мире, увеличивается с каждой секундой. Каждый день, разрабатываются роботы, в совокупности с, так называемым, искусственным интеллектом, для экономии энергии человека, облегчении его жизни, подтверждения функции роста прогресса. Каждый год, в высшие учебные заведения поступает будущее процесса развития человеческой цивилизации — студенты, те кто представляют будущую ответственность за мир и развитие на нашей планете. К сожалению не у всех из них, кто желает учиться, получается самостоятельно раздобыть актуальную информацию. В просторах всемирной сети можно найти, как ложный, так и уже недостаточно подходящий материал, для саморазвития, не говоря уже о методической литературе 90-х годов, предоставляемой учебными заведениями. Самое главное, что такую информацию не все могут разобрать самостоятельно, в то время как ее количество растет, даже больше чем с экспоненциальной скоростью. В таком состоянии поиска и неразберихи, даже самый настойчивый студент, может опустить руки, и просто принять свое положение дезинформации за должное. </text:span></text:p>
      <text:p text:style-name="P4"><text:span text:style-name="T27">Необходимо решение этой проблемы. То, что придаст мотивацию, покажет процесс обучения со стороны развлечения и расслабленности. Ведь, как было отмечено в начале презентации, мы стремится к экономии энер</text:span>гии, для ее более эффективного употребления, что соответственно и для процесса запоминания новой информации, понимания сложных определений, и умения решения актуальных проблем. Необходима игра, которая передает все трудное в легком. И все мы, с самого детства знаем, что через игру мы учимся <text:span text:style-name="T29">познавать мир.</text:span> <text:span text:style-name="T29">Череда</text:span> проб и ошиб<text:span text:style-name="T29">о</text:span>к <text:span text:style-name="T29">повышает уровень нашего опыта, благодаря которому мы создаем что-то новое своими руками</text:span>. Именно так дети учатся разговаривать, считать, ходить, мыслить и жить. Наше воображение, способно создавать физические модели, с помощью которых мы прогнозируем и размышляем. Игровая форма обучения является прямым входом в бесконечный трафик информационного роста. <text:s text:c="4"/></text:p>
      <text:p text:style-name="P5"/>
      <text:p text:style-name="P2"><text:span text:style-name="T30">Обдумав эту идею</text:span>, <text:s/><text:span text:style-name="T22">мы решили </text:span><text:span text:style-name="T23">создать информационную оболочку. </text:span><text:span text:style-name="T2">Помню ошибки с которыми <text:s/>сталкивались <text:s text:c="2"/>и как в итоге мы их решали <text:s text:c="2"/>шаг за шагом <text:s/>приближаясь к тому что есть на данный момент. </text:span><text:span text:style-name="T18">(тогда приведи какой-нибудь пример, а то фраза резко обрывается)</text:span><text:span text:style-name="T19">(мне кажется тут никому <text:s/>неинтересно слушать про наши ошибки </text:span><text:span text:style-name="T20">это просто переход к структуре не начнешь же сразу с нее</text:span><text:span text:style-name="T19">)</text:span></text:p>
      <text:p text:style-name="P6"><text:span text:style-name="T3">Ну сейчас </text:span><text:span text:style-name="T5">не об этом давайте </text:span><text:span text:style-name="T3"><text:s/>перейдем <text:s/>к самой структуре проекта. </text:span><text:span text:style-name="T4">Начнем с подачи учебного материала. Почти каждый студент задается вопросом где найти материал, который по той иной причине </text:span><text:span text:style-name="T9">он </text:span><text:span text:style-name="T4"><text:s/>пропустил или </text:span><text:span text:style-name="T9">просто <text:s/>захотел </text:span><text:span text:style-name="T10">саморазвиваться и узнавать что-то новое.</text:span><text:span text:style-name="T9"> </text:span><text:span text:style-name="T4"><text:s/></text:span><text:span text:style-name="T10">Как отметил мой коллега,</text:span><text:span text:style-name="T5"> </text:span><text:span text:style-name="T10">в</text:span><text:span text:style-name="T5"> просторах интернета часто не найдешь доступн</text:span><text:span text:style-name="T10">ый материал для самоподготовки,</text:span><text:span text:style-name="T5"> <text:s/>прибавляя тот факт что </text:span><text:span text:style-name="T10">порой ты <text:s/></text:span><text:span text:style-name="T5"><text:s/>ограничен во времени. Так вот лекции будут предст</text:span><text:span text:style-name="T7">авлены </text:span><text:span text:style-name="T11">в</text:span><text:span text:style-name="T6"> вид</text:span><text:span text:style-name="T11">е</text:span><text:span text:style-name="T6"> стратеги</text:span><text:span text:style-name="T11">и</text:span><text:span text:style-name="T6"> которую ты проходишь </text:span><text:span text:style-name="T7">постепенно закрывая уязвимые места, </text:span><text:span text:style-name="T8">а</text:span><text:span text:style-name="T7"> итогом <text:s/>являться <text:s/>успешн</text:span><text:span text:style-name="T12">о</text:span><text:span text:style-name="T7"> пройденный тест в котором н</text:span><text:span text:style-name="T10">ужно</text:span><text:span text:style-name="T7"> победить так называемого врага. </text:span><text:span text:style-name="T31">(про тест они узнают из этого предложения)</text:span></text:p>
      <text:p text:style-name="P7"><text:span text:style-name="T32">Обращаясь к теме тестов, то они содержат <text:s/>приключенческую игру, как я раннее отметил там надо будет победить врага. Как пример <text:s/>рассмотрим производную. На прохождения игры будет даваться пять попыток на ошибку, за каждый правильный будет прибавляться игровая валюта, которая <text:s/>поможет на протяжение <text:s/>прохождения теста. К примеру, если пользователь накопит <text:s/>две монеты то он сможет приобрести себе одну попытку </text:span><text:span text:style-name="T15">(</text:span><text:span text:style-name="T16">суда мы в ставим картинку с самого сайта я просто не хотел употреблять слово «жизнь» </text:span><text:span text:style-name="T15">) </text:span><text:span text:style-name="T13">если же у него есть три монеты <text:s/>и он <text:s/></text:span><text:span text:style-name="T24">затруднен в нахождении решения </text:span><text:span text:style-name="T25"><text:s/></text:span><text:span text:style-name="T26"><text:s/></text:span><text:span text:style-name="T13">какой-либо задачи то он может ее пропустить. Суть игры заключается в том что будет учитываться статистика по учету которой пользователю будет присваиваться свой статус, и в по окончание недели десятка лучших будет попадать на основную страницу сайта в галерею. Такая функция будет доступна пользователям которые зарегистрировались. Если же пользователь по какой-то причине не захочет проходить регистрацию ему будет доступна <text:s/>ограниченная версия, то есть без сохранения его результатов </text:span></text:p>
      <text:p text:style-name="P3"/>
      <text:p text:style-name="P3">А теперь перейдем <text:span text:style-name="T21">к</text:span> одной из главн<text:span text:style-name="T21">ых</text:span> функци<text:span text:style-name="T21">й</text:span> нашего проекта - заполнени<text:span text:style-name="T21">ю</text:span> материала. Для этого мы создали удобный и понятный в использование <text:s/>текстовый редактор. </text:p>
      <text:p text:style-name="P3"/>
      <text:p text:style-name="P3"/>
      <text:p text:style-name="P3">В заключение хотелось <text:s/>сказать <text:s/>о планах на будущее. В дальнейшем мы планируем развивать проект, в нем появиться сюжетные линии как пример добавиться так называемый наставник который будет помогать в процессе обучения, <text:s/>при росте проекта будут организованы соревнования между группами, факультетами. <text:span text:style-name="T14">Будет реализовано предложения под мобильные устройства. И конечно </text:span><text:span text:style-name="T28">c </text:span><text:span text:style-name="T33">нашей точки зрения <text:s text:c="2"/>это заинтересует абитуриентов, которые будут выбирать между вузами СПБ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45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18-05-19T12:59:24.545000000</dc:date>
    <meta:editing-duration>PT1H19M57S</meta:editing-duration>
    <meta:editing-cycles>60</meta:editing-cycles>
    <meta:document-statistic meta:table-count="0" meta:image-count="0" meta:object-count="0" meta:page-count="2" meta:paragraph-count="7" meta:word-count="774" meta:character-count="5459" meta:non-whitespace-character-count="4649"/>
  </office:meta>
</office:document-meta>
</file>